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27cm" svg:stroke-color="#000000" draw:marker-start-width="0.39cm" draw:marker-end-width="0.39cm" draw:fill="none" draw:textarea-vertical-align="middle" fo:padding-top="0.188cm" fo:padding-bottom="0.188cm" fo:padding-left="0.313cm" fo:padding-right="0.313cm"/>
    </style:style>
    <style:style style:name="gr2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5cm" draw:marker-end-width="0.245cm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5cm" draw:marker-end-width="0.245cm" draw:fill="solid" draw:fill-color="#ff0000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5cm" draw:marker-end-width="0.245cm" draw:fill="solid" draw:fill-color="#ffff00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5cm" draw:marker-end-width="0.245cm" draw:fill="solid" draw:fill-color="#66cc00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2.335cm"/>
    </style:style>
    <style:style style:name="gr9" style:family="graphic" style:parent-style-name="standard">
      <style:graphic-properties draw:stroke="none" svg:stroke-color="#000000" draw:fill="none" draw:fill-color="#ffffff" fo:min-height="0.475cm"/>
    </style:style>
    <style:style style:name="gr10" style:family="graphic" style:parent-style-name="standard">
      <style:graphic-properties svg:stroke-width="0.028cm" svg:stroke-color="#000000" draw:marker-start-width="0.245cm" draw:marker-end-width="0.245cm" draw:fill-color="#990000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fo:min-height="0.527cm"/>
    </style:style>
    <style:style style:name="gr12" style:family="graphic" style:parent-style-name="standard">
      <style:graphic-properties draw:stroke="none" svg:stroke-color="#000000" draw:fill="none" draw:fill-color="#ffffff" fo:min-height="0.28cm"/>
    </style:style>
    <style:style style:name="gr13" style:family="graphic" style:parent-style-name="standard">
      <style:graphic-properties draw:stroke="none" svg:stroke-color="#000000" draw:fill="none" draw:fill-color="#ffffff" fo:min-height="0.485cm"/>
    </style:style>
    <style:style style:name="gr14" style:family="graphic" style:parent-style-name="standard">
      <style:graphic-properties draw:stroke="none" svg:stroke-color="#000000" draw:fill="none" draw:fill-color="#ffffff" fo:min-height="0.243cm"/>
    </style:style>
    <style:style style:name="gr1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641cm"/>
    </style:style>
    <style:style style:name="gr17" style:family="graphic" style:parent-style-name="standard">
      <style:graphic-properties draw:stroke="none" svg:stroke-color="#000000" draw:fill="none" draw:fill-color="#ffffff" fo:min-height="0.285cm"/>
    </style:style>
    <style:style style:name="gr18" style:family="graphic" style:parent-style-name="standard">
      <style:graphic-properties draw:stroke="none" svg:stroke-color="#000000" draw:fill="none" draw:fill-color="#ffffff" fo:min-height="0.727cm"/>
    </style:style>
    <style:style style:name="gr19" style:family="graphic" style:parent-style-name="standard">
      <style:graphic-properties draw:stroke="none" svg:stroke-color="#000000" draw:fill="none" draw:fill-color="#ffffff" fo:min-height="0.569cm"/>
    </style:style>
    <style:style style:name="gr20" style:family="graphic" style:parent-style-name="standard">
      <style:graphic-properties draw:stroke="none" svg:stroke-color="#000000" draw:fill="none" draw:fill-color="#ffffff" fo:min-height="0.399cm"/>
    </style:style>
    <style:style style:name="gr21" style:family="graphic" style:parent-style-name="objectwithoutfill">
      <style:graphic-properties svg:stroke-width="0.05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fo:min-height="0.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7pt" style:font-size-asian="7pt" style:font-size-complex="7pt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text-properties fo:font-size="7pt" fo:font-weight="bold" style:font-size-asian="7pt" style:font-weight-asian="bold" style:font-size-complex="7pt" style:font-weight-complex="bold"/>
    </style:style>
    <style:style style:name="P7" style:family="paragraph">
      <style:paragraph-properties fo:margin-left="0cm" fo:margin-right="0cm" fo:margin-top="0.6cm" fo:margin-bottom="0.6cm" fo:line-height="100%" fo:text-align="center" fo:text-indent="0cm"/>
    </style:style>
    <style:style style:name="P8" style:family="paragraph">
      <style:paragraph-properties fo:margin-left="0cm" fo:margin-right="0cm" fo:margin-top="0.6cm" fo:margin-bottom="0.6cm" fo:line-height="100%" fo:text-align="center" fo:text-indent="0cm"/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style:text-properties fo:font-size="5pt" style:font-size-asian="5pt" style:font-size-complex="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7pt" fo:font-weight="bold" style:font-size-asian="7pt" style:font-weight-asian="bold" style:font-size-complex="7pt" style:font-weight-complex="bold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7pt" fo:font-style="normal" fo:text-shadow="none" style:text-underline-style="none" fo:font-weight="bold" style:letter-kerning="true" style:font-family-asian="'Microsoft YaHei'" style:font-family-generic-asian="system" style:font-pitch-asian="variable" style:font-size-asian="7pt" style:font-style-asian="normal" style:font-weight-asian="bold" style:font-family-complex="'Lucida Sans'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5pt" style:font-size-asian="5pt" style:font-size-complex="5pt"/>
    </style:style>
    <style:style style:name="T8" style:family="text">
      <style:text-properties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964cm" svg:height="14.794cm" svg:x="3.482cm" svg:y="3.795cm">
          <text:p/>
        </draw:rect>
        <draw:g>
          <draw:ellipse draw:style-name="gr2" draw:text-style-name="P1" draw:layer="layout" svg:width="0.587cm" svg:height="0.61cm" svg:x="7.032cm" svg:y="5.118cm">
            <text:p/>
          </draw:ellipse>
          <draw:circle draw:style-name="gr3" draw:text-style-name="P1" draw:layer="layout" svg:width="0.184cm" svg:height="0.184cm" svg:x="7.246cm" svg:y="5.335cm">
            <text:p/>
          </draw:circle>
        </draw:g>
        <draw:g>
          <draw:ellipse draw:style-name="gr2" draw:text-style-name="P1" draw:layer="layout" svg:width="0.587cm" svg:height="0.61cm" svg:x="8.533cm" svg:y="5.118cm">
            <text:p/>
          </draw:ellipse>
          <draw:circle draw:style-name="gr3" draw:text-style-name="P1" draw:layer="layout" svg:width="0.184cm" svg:height="0.184cm" svg:x="8.747cm" svg:y="5.335cm">
            <text:p/>
          </draw:circle>
        </draw:g>
        <draw:g>
          <draw:ellipse draw:style-name="gr2" draw:text-style-name="P1" draw:layer="layout" svg:width="0.587cm" svg:height="0.61cm" svg:x="10.034cm" svg:y="5.118cm">
            <text:p/>
          </draw:ellipse>
          <draw:circle draw:style-name="gr3" draw:text-style-name="P1" draw:layer="layout" svg:width="0.184cm" svg:height="0.184cm" svg:x="10.248cm" svg:y="5.335cm">
            <text:p/>
          </draw:circle>
        </draw:g>
        <draw:g>
          <draw:ellipse draw:style-name="gr2" draw:text-style-name="P1" draw:layer="layout" svg:width="0.587cm" svg:height="0.61cm" svg:x="11.535cm" svg:y="5.118cm">
            <text:p/>
          </draw:ellipse>
          <draw:circle draw:style-name="gr3" draw:text-style-name="P1" draw:layer="layout" svg:width="0.184cm" svg:height="0.184cm" svg:x="11.749cm" svg:y="5.335cm">
            <text:p/>
          </draw:circle>
        </draw:g>
        <draw:g>
          <draw:ellipse draw:style-name="gr2" draw:text-style-name="P1" draw:layer="layout" svg:width="0.587cm" svg:height="0.61cm" svg:x="13.036cm" svg:y="5.118cm">
            <text:p/>
          </draw:ellipse>
          <draw:circle draw:style-name="gr3" draw:text-style-name="P1" draw:layer="layout" svg:width="0.184cm" svg:height="0.184cm" svg:x="13.25cm" svg:y="5.335cm">
            <text:p/>
          </draw:circle>
        </draw:g>
        <draw:g>
          <draw:ellipse draw:style-name="gr2" draw:text-style-name="P1" draw:layer="layout" svg:width="0.587cm" svg:height="0.61cm" svg:x="14.537cm" svg:y="5.118cm">
            <text:p/>
          </draw:ellipse>
          <draw:circle draw:style-name="gr3" draw:text-style-name="P1" draw:layer="layout" svg:width="0.184cm" svg:height="0.184cm" svg:x="14.751cm" svg:y="5.335cm">
            <text:p/>
          </draw:circle>
        </draw:g>
        <draw:circle draw:style-name="gr4" draw:text-style-name="P1" draw:layer="layout" svg:width="0.231cm" svg:height="0.232cm" svg:x="7.385cm" svg:y="7.031cm">
          <text:p/>
        </draw:circle>
        <draw:circle draw:style-name="gr4" draw:text-style-name="P1" draw:layer="layout" svg:width="0.231cm" svg:height="0.232cm" svg:x="7.874cm" svg:y="7.032cm">
          <text:p/>
        </draw:circle>
        <draw:circle draw:style-name="gr4" draw:text-style-name="P1" draw:layer="layout" svg:width="0.232cm" svg:height="0.232cm" svg:x="8.363cm" svg:y="7.033cm">
          <text:p/>
        </draw:circle>
        <draw:circle draw:style-name="gr4" draw:text-style-name="P1" draw:layer="layout" svg:width="0.232cm" svg:height="0.232cm" svg:x="8.852cm" svg:y="7.034cm">
          <text:p/>
        </draw:circle>
        <draw:circle draw:style-name="gr4" draw:text-style-name="P1" draw:layer="layout" svg:width="0.232cm" svg:height="0.232cm" svg:x="9.341cm" svg:y="7.035cm">
          <text:p/>
        </draw:circle>
        <draw:circle draw:style-name="gr4" draw:text-style-name="P1" draw:layer="layout" svg:width="0.231cm" svg:height="0.231cm" svg:x="9.831cm" svg:y="7.036cm">
          <text:p/>
        </draw:circle>
        <draw:circle draw:style-name="gr4" draw:text-style-name="P1" draw:layer="layout" svg:width="0.231cm" svg:height="0.231cm" svg:x="10.32cm" svg:y="7.037cm">
          <text:p/>
        </draw:circle>
        <draw:circle draw:style-name="gr4" draw:text-style-name="P1" draw:layer="layout" svg:width="0.231cm" svg:height="0.231cm" svg:x="10.809cm" svg:y="7.038cm">
          <text:p/>
        </draw:circle>
        <draw:circle draw:style-name="gr4" draw:text-style-name="P1" draw:layer="layout" svg:width="0.231cm" svg:height="0.231cm" svg:x="11.298cm" svg:y="7.039cm">
          <text:p/>
        </draw:circle>
        <draw:circle draw:style-name="gr4" draw:text-style-name="P1" draw:layer="layout" svg:width="0.232cm" svg:height="0.231cm" svg:x="11.787cm" svg:y="7.04cm">
          <text:p/>
        </draw:circle>
        <draw:circle draw:style-name="gr4" draw:text-style-name="P1" draw:layer="layout" svg:width="0.232cm" svg:height="0.231cm" svg:x="12.276cm" svg:y="7.041cm">
          <text:p/>
        </draw:circle>
        <draw:circle draw:style-name="gr4" draw:text-style-name="P1" draw:layer="layout" svg:width="0.232cm" svg:height="0.231cm" svg:x="12.765cm" svg:y="7.042cm">
          <text:p/>
        </draw:circle>
        <draw:circle draw:style-name="gr4" draw:text-style-name="P1" draw:layer="layout" svg:width="0.231cm" svg:height="0.231cm" svg:x="13.255cm" svg:y="7.043cm">
          <text:p/>
        </draw:circle>
        <draw:circle draw:style-name="gr4" draw:text-style-name="P1" draw:layer="layout" svg:width="0.231cm" svg:height="0.231cm" svg:x="13.744cm" svg:y="7.044cm">
          <text:p/>
        </draw:circle>
        <draw:circle draw:style-name="gr4" draw:text-style-name="P1" draw:layer="layout" svg:width="0.231cm" svg:height="0.231cm" svg:x="14.233cm" svg:y="7.045cm">
          <text:p/>
        </draw:circle>
        <draw:circle draw:style-name="gr4" draw:text-style-name="P1" draw:layer="layout" svg:width="0.231cm" svg:height="0.231cm" svg:x="14.722cm" svg:y="7.046cm">
          <text:p/>
        </draw:circle>
        <draw:circle draw:style-name="gr4" draw:text-style-name="P1" draw:layer="layout" svg:width="0.231cm" svg:height="0.232cm" svg:x="7.385cm" svg:y="7.519cm">
          <text:p/>
        </draw:circle>
        <draw:circle draw:style-name="gr4" draw:text-style-name="P1" draw:layer="layout" svg:width="0.231cm" svg:height="0.232cm" svg:x="7.874cm" svg:y="7.52cm">
          <text:p/>
        </draw:circle>
        <draw:circle draw:style-name="gr4" draw:text-style-name="P1" draw:layer="layout" svg:width="0.232cm" svg:height="0.232cm" svg:x="8.363cm" svg:y="7.521cm">
          <text:p/>
        </draw:circle>
        <draw:circle draw:style-name="gr4" draw:text-style-name="P1" draw:layer="layout" svg:width="0.232cm" svg:height="0.232cm" svg:x="8.852cm" svg:y="7.522cm">
          <text:p/>
        </draw:circle>
        <draw:circle draw:style-name="gr4" draw:text-style-name="P1" draw:layer="layout" svg:width="0.232cm" svg:height="0.232cm" svg:x="9.341cm" svg:y="7.523cm">
          <text:p/>
        </draw:circle>
        <draw:circle draw:style-name="gr4" draw:text-style-name="P1" draw:layer="layout" svg:width="0.231cm" svg:height="0.232cm" svg:x="9.831cm" svg:y="7.524cm">
          <text:p/>
        </draw:circle>
        <draw:circle draw:style-name="gr4" draw:text-style-name="P1" draw:layer="layout" svg:width="0.231cm" svg:height="0.232cm" svg:x="10.32cm" svg:y="7.525cm">
          <text:p/>
        </draw:circle>
        <draw:circle draw:style-name="gr4" draw:text-style-name="P1" draw:layer="layout" svg:width="0.231cm" svg:height="0.232cm" svg:x="10.809cm" svg:y="7.526cm">
          <text:p/>
        </draw:circle>
        <draw:circle draw:style-name="gr4" draw:text-style-name="P1" draw:layer="layout" svg:width="0.231cm" svg:height="0.232cm" svg:x="11.298cm" svg:y="7.527cm">
          <text:p/>
        </draw:circle>
        <draw:circle draw:style-name="gr4" draw:text-style-name="P1" draw:layer="layout" svg:width="0.232cm" svg:height="0.232cm" svg:x="11.787cm" svg:y="7.528cm">
          <text:p/>
        </draw:circle>
        <draw:circle draw:style-name="gr4" draw:text-style-name="P1" draw:layer="layout" svg:width="0.232cm" svg:height="0.232cm" svg:x="12.276cm" svg:y="7.529cm">
          <text:p/>
        </draw:circle>
        <draw:circle draw:style-name="gr4" draw:text-style-name="P1" draw:layer="layout" svg:width="0.232cm" svg:height="0.231cm" svg:x="12.765cm" svg:y="7.53cm">
          <text:p/>
        </draw:circle>
        <draw:circle draw:style-name="gr4" draw:text-style-name="P1" draw:layer="layout" svg:width="0.231cm" svg:height="0.231cm" svg:x="13.255cm" svg:y="7.531cm">
          <text:p/>
        </draw:circle>
        <draw:circle draw:style-name="gr4" draw:text-style-name="P1" draw:layer="layout" svg:width="0.231cm" svg:height="0.231cm" svg:x="13.744cm" svg:y="7.532cm">
          <text:p/>
        </draw:circle>
        <draw:circle draw:style-name="gr4" draw:text-style-name="P1" draw:layer="layout" svg:width="0.231cm" svg:height="0.231cm" svg:x="14.233cm" svg:y="7.533cm">
          <text:p/>
        </draw:circle>
        <draw:circle draw:style-name="gr4" draw:text-style-name="P1" draw:layer="layout" svg:width="0.231cm" svg:height="0.231cm" svg:x="14.722cm" svg:y="7.534cm">
          <text:p/>
        </draw:circle>
        <draw:circle draw:style-name="gr5" draw:text-style-name="P1" draw:layer="layout" svg:width="0.237cm" svg:height="0.237cm" svg:x="7.323cm" svg:y="14.136cm">
          <text:p/>
        </draw:circle>
        <draw:circle draw:style-name="gr5" draw:text-style-name="P1" draw:layer="layout" svg:width="0.237cm" svg:height="0.237cm" svg:x="7.824cm" svg:y="14.137cm">
          <text:p/>
        </draw:circle>
        <draw:circle draw:style-name="gr5" draw:text-style-name="P1" draw:layer="layout" svg:width="0.237cm" svg:height="0.237cm" svg:x="8.325cm" svg:y="14.138cm">
          <text:p/>
        </draw:circle>
        <draw:circle draw:style-name="gr5" draw:text-style-name="P1" draw:layer="layout" svg:width="0.237cm" svg:height="0.237cm" svg:x="8.826cm" svg:y="14.139cm">
          <text:p/>
        </draw:circle>
        <draw:circle draw:style-name="gr5" draw:text-style-name="P1" draw:layer="layout" svg:width="0.237cm" svg:height="0.237cm" svg:x="9.327cm" svg:y="14.14cm">
          <text:p/>
        </draw:circle>
        <draw:circle draw:style-name="gr5" draw:text-style-name="P1" draw:layer="layout" svg:width="0.237cm" svg:height="0.237cm" svg:x="9.828cm" svg:y="14.141cm">
          <text:p/>
        </draw:circle>
        <draw:circle draw:style-name="gr5" draw:text-style-name="P1" draw:layer="layout" svg:width="0.237cm" svg:height="0.237cm" svg:x="10.329cm" svg:y="14.142cm">
          <text:p/>
        </draw:circle>
        <draw:circle draw:style-name="gr5" draw:text-style-name="P1" draw:layer="layout" svg:width="0.237cm" svg:height="0.237cm" svg:x="10.83cm" svg:y="14.143cm">
          <text:p/>
        </draw:circle>
        <draw:circle draw:style-name="gr5" draw:text-style-name="P1" draw:layer="layout" svg:width="0.237cm" svg:height="0.237cm" svg:x="11.331cm" svg:y="14.144cm">
          <text:p/>
        </draw:circle>
        <draw:circle draw:style-name="gr5" draw:text-style-name="P1" draw:layer="layout" svg:width="0.237cm" svg:height="0.237cm" svg:x="11.832cm" svg:y="14.145cm">
          <text:p/>
        </draw:circle>
        <draw:circle draw:style-name="gr5" draw:text-style-name="P1" draw:layer="layout" svg:width="0.237cm" svg:height="0.237cm" svg:x="12.333cm" svg:y="14.146cm">
          <text:p/>
        </draw:circle>
        <draw:circle draw:style-name="gr5" draw:text-style-name="P1" draw:layer="layout" svg:width="0.237cm" svg:height="0.237cm" svg:x="12.834cm" svg:y="14.147cm">
          <text:p/>
        </draw:circle>
        <draw:circle draw:style-name="gr5" draw:text-style-name="P1" draw:layer="layout" svg:width="0.237cm" svg:height="0.237cm" svg:x="13.335cm" svg:y="14.148cm">
          <text:p/>
        </draw:circle>
        <draw:circle draw:style-name="gr5" draw:text-style-name="P1" draw:layer="layout" svg:width="0.237cm" svg:height="0.237cm" svg:x="13.836cm" svg:y="14.149cm">
          <text:p/>
        </draw:circle>
        <draw:circle draw:style-name="gr5" draw:text-style-name="P1" draw:layer="layout" svg:width="0.237cm" svg:height="0.237cm" svg:x="14.337cm" svg:y="14.15cm">
          <text:p/>
        </draw:circle>
        <draw:circle draw:style-name="gr5" draw:text-style-name="P1" draw:layer="layout" svg:width="0.237cm" svg:height="0.237cm" svg:x="14.838cm" svg:y="14.151cm">
          <text:p/>
        </draw:circle>
        <draw:ellipse draw:style-name="gr2" draw:text-style-name="P1" draw:layer="layout" svg:width="0.587cm" svg:height="0.61cm" svg:x="8.632cm" svg:y="15.52cm">
          <text:p/>
        </draw:ellipse>
        <draw:circle draw:style-name="gr3" draw:text-style-name="P1" draw:layer="layout" svg:width="0.184cm" svg:height="0.184cm" svg:x="8.846cm" svg:y="15.737cm">
          <text:p/>
        </draw:circle>
        <draw:ellipse draw:style-name="gr2" draw:text-style-name="P1" draw:layer="layout" svg:width="0.587cm" svg:height="0.61cm" svg:x="10.133cm" svg:y="15.52cm">
          <text:p/>
        </draw:ellipse>
        <draw:circle draw:style-name="gr3" draw:text-style-name="P1" draw:layer="layout" svg:width="0.184cm" svg:height="0.184cm" svg:x="10.347cm" svg:y="15.737cm">
          <text:p/>
        </draw:circle>
        <draw:ellipse draw:style-name="gr2" draw:text-style-name="P1" draw:layer="layout" svg:width="0.587cm" svg:height="0.61cm" svg:x="11.634cm" svg:y="15.52cm">
          <text:p/>
        </draw:ellipse>
        <draw:circle draw:style-name="gr3" draw:text-style-name="P1" draw:layer="layout" svg:width="0.184cm" svg:height="0.184cm" svg:x="11.848cm" svg:y="15.737cm">
          <text:p/>
        </draw:circle>
        <draw:ellipse draw:style-name="gr2" draw:text-style-name="P1" draw:layer="layout" svg:width="0.587cm" svg:height="0.61cm" svg:x="13.135cm" svg:y="15.52cm">
          <text:p/>
        </draw:ellipse>
        <draw:circle draw:style-name="gr3" draw:text-style-name="P1" draw:layer="layout" svg:width="0.184cm" svg:height="0.184cm" svg:x="13.349cm" svg:y="15.737cm">
          <text:p/>
        </draw:circle>
        <draw:ellipse draw:style-name="gr2" draw:text-style-name="P1" draw:layer="layout" svg:width="0.587cm" svg:height="0.61cm" svg:x="14.636cm" svg:y="15.52cm">
          <text:p/>
        </draw:ellipse>
        <draw:circle draw:style-name="gr3" draw:text-style-name="P1" draw:layer="layout" svg:width="0.184cm" svg:height="0.184cm" svg:x="14.85cm" svg:y="15.737cm">
          <text:p/>
        </draw:circle>
        <draw:ellipse draw:style-name="gr2" draw:text-style-name="P1" draw:layer="layout" svg:width="0.587cm" svg:height="0.61cm" svg:x="16.137cm" svg:y="15.52cm">
          <text:p/>
        </draw:ellipse>
        <draw:circle draw:style-name="gr3" draw:text-style-name="P1" draw:layer="layout" svg:width="0.184cm" svg:height="0.184cm" svg:x="16.351cm" svg:y="15.737cm">
          <text:p/>
        </draw:circle>
        <draw:ellipse draw:style-name="gr2" draw:text-style-name="P1" draw:layer="layout" svg:width="0.587cm" svg:height="0.61cm" draw:transform="rotate (1.5707963267946) translate (5.524cm 14.724cm)">
          <text:p/>
        </draw:ellipse>
        <draw:circle draw:style-name="gr3" draw:text-style-name="P1" draw:layer="layout" svg:width="0.184cm" svg:height="0.184cm" draw:transform="rotate (1.5707963267946) translate (5.741cm 14.51cm)">
          <text:p/>
        </draw:circle>
        <draw:ellipse draw:style-name="gr2" draw:text-style-name="P1" draw:layer="layout" svg:width="0.587cm" svg:height="0.61cm" draw:transform="rotate (1.5707963267946) translate (5.524cm 13.224cm)">
          <text:p/>
        </draw:ellipse>
        <draw:circle draw:style-name="gr3" draw:text-style-name="P1" draw:layer="layout" svg:width="0.184cm" svg:height="0.184cm" draw:transform="rotate (1.5707963267946) translate (5.741cm 13.01cm)">
          <text:p/>
        </draw:circle>
        <draw:ellipse draw:style-name="gr2" draw:text-style-name="P1" draw:layer="layout" svg:width="0.587cm" svg:height="0.61cm" draw:transform="rotate (1.5707963267946) translate (5.524cm 11.723cm)">
          <text:p/>
        </draw:ellipse>
        <draw:circle draw:style-name="gr3" draw:text-style-name="P1" draw:layer="layout" svg:width="0.184cm" svg:height="0.184cm" draw:transform="rotate (1.5707963267946) translate (5.741cm 11.509cm)">
          <text:p/>
        </draw:circle>
        <draw:ellipse draw:style-name="gr2" draw:text-style-name="P1" draw:layer="layout" svg:width="0.587cm" svg:height="0.61cm" draw:transform="rotate (1.5707963267946) translate (5.524cm 10.222cm)">
          <text:p/>
        </draw:ellipse>
        <draw:circle draw:style-name="gr3" draw:text-style-name="P1" draw:layer="layout" svg:width="0.184cm" svg:height="0.184cm" draw:transform="rotate (1.5707963267946) translate (5.741cm 10.008cm)">
          <text:p/>
        </draw:circle>
        <draw:circle draw:style-name="gr3" draw:text-style-name="P1" draw:layer="layout" svg:width="0.184cm" svg:height="0.184cm" draw:transform="rotate (1.5707963267946) translate (7.241cm 5.505cm)">
          <text:p/>
        </draw:circle>
        <draw:circle draw:style-name="gr3" draw:text-style-name="P1" draw:layer="layout" svg:width="0.184cm" svg:height="0.184cm" draw:transform="rotate (1.5707963267946) translate (5.741cm 13.009cm)">
          <text:p/>
        </draw:circle>
        <draw:ellipse draw:style-name="gr2" draw:text-style-name="P1" draw:layer="layout" svg:width="0.587cm" svg:height="0.61cm" draw:transform="rotate (1.5707963267946) translate (16.124cm 14.724cm)">
          <text:p/>
        </draw:ellipse>
        <draw:circle draw:style-name="gr3" draw:text-style-name="P1" draw:layer="layout" svg:width="0.184cm" svg:height="0.184cm" draw:transform="rotate (1.5707963267946) translate (16.341cm 14.51cm)">
          <text:p/>
        </draw:circle>
        <draw:ellipse draw:style-name="gr2" draw:text-style-name="P1" draw:layer="layout" svg:width="0.587cm" svg:height="0.61cm" draw:transform="rotate (1.5707963267946) translate (16.124cm 13.224cm)">
          <text:p/>
        </draw:ellipse>
        <draw:circle draw:style-name="gr3" draw:text-style-name="P1" draw:layer="layout" svg:width="0.184cm" svg:height="0.184cm" draw:transform="rotate (1.5707963267946) translate (16.341cm 13.01cm)">
          <text:p/>
        </draw:circle>
        <draw:ellipse draw:style-name="gr2" draw:text-style-name="P1" draw:layer="layout" svg:width="0.587cm" svg:height="0.61cm" draw:transform="rotate (1.5707963267946) translate (16.124cm 11.723cm)">
          <text:p/>
        </draw:ellipse>
        <draw:circle draw:style-name="gr3" draw:text-style-name="P1" draw:layer="layout" svg:width="0.184cm" svg:height="0.184cm" draw:transform="rotate (1.5707963267946) translate (16.341cm 11.509cm)">
          <text:p/>
        </draw:circle>
        <draw:ellipse draw:style-name="gr2" draw:text-style-name="P1" draw:layer="layout" svg:width="0.587cm" svg:height="0.61cm" draw:transform="rotate (1.5707963267946) translate (16.124cm 10.222cm)">
          <text:p/>
        </draw:ellipse>
        <draw:circle draw:style-name="gr3" draw:text-style-name="P1" draw:layer="layout" svg:width="0.184cm" svg:height="0.184cm" draw:transform="rotate (1.5707963267946) translate (16.341cm 10.008cm)">
          <text:p/>
        </draw:circle>
        <draw:ellipse draw:style-name="gr2" draw:text-style-name="P1" draw:layer="layout" svg:width="0.587cm" svg:height="0.61cm" draw:transform="rotate (1.5707963267946) translate (16.124cm 8.721cm)">
          <text:p/>
        </draw:ellipse>
        <draw:circle draw:style-name="gr3" draw:text-style-name="P1" draw:layer="layout" svg:width="0.184cm" svg:height="0.184cm" draw:transform="rotate (1.5707963267946) translate (16.341cm 8.507cm)">
          <text:p/>
        </draw:circle>
        <draw:ellipse draw:style-name="gr2" draw:text-style-name="P1" draw:layer="layout" svg:width="0.587cm" svg:height="0.61cm" draw:transform="rotate (1.5707963267946) translate (16.124cm 7.22cm)">
          <text:p/>
        </draw:ellipse>
        <draw:circle draw:style-name="gr3" draw:text-style-name="P1" draw:layer="layout" svg:width="0.184cm" svg:height="0.184cm" draw:transform="rotate (1.5707963267946) translate (16.341cm 7.006cm)">
          <text:p/>
        </draw:circle>
        <draw:ellipse draw:style-name="gr2" draw:text-style-name="P1" draw:layer="layout" svg:width="0.587cm" svg:height="0.61cm" draw:transform="rotate (1.5707963267946) translate (16.124cm 5.719cm)">
          <text:p/>
        </draw:ellipse>
        <draw:circle draw:style-name="gr3" draw:text-style-name="P1" draw:layer="layout" svg:width="0.184cm" svg:height="0.184cm" draw:transform="rotate (1.5707963267946) translate (16.341cm 5.505cm)">
          <text:p/>
        </draw:circle>
        <draw:circle draw:style-name="gr3" draw:text-style-name="P1" draw:layer="layout" svg:width="0.184cm" svg:height="0.184cm" draw:transform="rotate (1.5707963267946) translate (16.341cm 13.009cm)">
          <text:p/>
        </draw:circle>
        <draw:ellipse draw:style-name="gr2" draw:text-style-name="P1" draw:layer="layout" svg:width="0.587cm" svg:height="0.61cm" draw:transform="rotate (1.5707963267946) translate (16.124cm 14.723cm)">
          <text:p/>
        </draw:ellipse>
        <draw:circle draw:style-name="gr3" draw:text-style-name="P1" draw:layer="layout" svg:width="0.184cm" svg:height="0.184cm" draw:transform="rotate (1.5707963267946) translate (16.341cm 14.509cm)">
          <text:p/>
        </draw:circle>
        <draw:circle draw:style-name="gr6" draw:text-style-name="P1" draw:layer="layout" svg:width="0.237cm" svg:height="0.237cm" svg:x="5.224cm" svg:y="15.637cm">
          <text:p/>
        </draw:circle>
        <draw:circle draw:style-name="gr6" draw:text-style-name="P1" draw:layer="layout" svg:width="0.366cm" svg:height="0.366cm" svg:x="5.158cm" svg:y="16.77cm">
          <text:p/>
        </draw:circle>
        <draw:rect draw:style-name="gr7" draw:text-style-name="P1" draw:layer="layout" svg:width="7.326cm" svg:height="2.191cm" svg:x="13.264cm" svg:y="24.749cm">
          <text:p/>
        </draw:rect>
        <draw:frame draw:style-name="gr8" draw:text-style-name="P2" draw:layer="layout" svg:width="7.942cm" svg:height="2.585cm" svg:x="13.253cm" svg:y="24.818cm">
          <draw:text-box>
            <text:p><text:span text:style-name="T1">Proto-8 Generic Synthesizer</text:span></text:p>
            <text:p><text:span text:style-name="T1">Drawing: <text:s/>minimoogClone </text:span></text:p>
            <text:p><text:span text:style-name="T1">Front Panel Layout</text:span></text:p>
            <text:p><text:span text:style-name="T1"><text:s text:c="52"/></text:span><text:span text:style-name="T1">Revision</text:span></text:p>
            <text:p><text:span text:style-name="T1">R. Parks <text:s text:c="36"/>11-02-2017</text:span></text:p>
            <text:p><text:span text:style-name="T1"/></text:p>
          </draw:text-box>
        </draw:frame>
        <draw:g>
          <draw:ellipse draw:style-name="gr2" draw:text-style-name="P1" draw:layer="layout" svg:width="0.587cm" svg:height="0.61cm" draw:transform="rotate (1.5707963267946) translate (7.624cm 20.124cm)">
            <text:p/>
          </draw:ellipse>
          <draw:circle draw:style-name="gr3" draw:text-style-name="P1" draw:layer="layout" svg:width="0.184cm" svg:height="0.184cm" draw:transform="rotate (1.5707963267946) translate (7.841cm 19.91cm)">
            <text:p/>
          </draw:circle>
          <draw:ellipse draw:style-name="gr2" draw:text-style-name="P1" draw:layer="layout" svg:width="0.587cm" svg:height="0.61cm" draw:transform="rotate (1.5707963267946) translate (7.624cm 20.123cm)">
            <text:p/>
          </draw:ellipse>
          <draw:circle draw:style-name="gr3" draw:text-style-name="P1" draw:layer="layout" svg:width="0.184cm" svg:height="0.184cm" draw:transform="rotate (1.5707963267946) translate (7.841cm 19.909cm)">
            <text:p/>
          </draw:circle>
        </draw:g>
        <draw:frame draw:style-name="gr9" draw:text-style-name="P3" draw:layer="layout" svg:width="3.089cm" svg:height="0.725cm" svg:x="8.592cm" svg:y="19.525cm">
          <draw:text-box>
            <text:p><text:span text:style-name="T2">Knobs - Pots</text:span></text:p>
          </draw:text-box>
        </draw:frame>
        <draw:circle draw:style-name="gr4" draw:text-style-name="P1" draw:layer="layout" svg:width="0.231cm" svg:height="0.232cm" svg:x="7.586cm" svg:y="20.631cm">
          <text:p/>
        </draw:circle>
        <draw:circle draw:style-name="gr4" draw:text-style-name="P1" draw:layer="layout" svg:width="0.231cm" svg:height="0.232cm" svg:x="8.075cm" svg:y="20.632cm">
          <text:p/>
        </draw:circle>
        <draw:circle draw:style-name="gr5" draw:text-style-name="P1" draw:layer="layout" svg:width="0.231cm" svg:height="0.232cm" svg:x="7.586cm" svg:y="21.119cm">
          <text:p/>
        </draw:circle>
        <draw:circle draw:style-name="gr5" draw:text-style-name="P1" draw:layer="layout" svg:width="0.231cm" svg:height="0.232cm" svg:x="8.075cm" svg:y="21.12cm">
          <text:p/>
        </draw:circle>
        <draw:frame draw:style-name="gr9" draw:text-style-name="P3" draw:layer="layout" svg:width="3.089cm" svg:height="0.725cm" svg:x="8.593cm" svg:y="20.626cm">
          <draw:text-box>
            <text:p><text:span text:style-name="T2">LEDs</text:span></text:p>
          </draw:text-box>
        </draw:frame>
        <draw:circle draw:style-name="gr6" draw:text-style-name="P1" draw:layer="layout" svg:width="0.366cm" svg:height="0.366cm" svg:x="7.858cm" svg:y="23.97cm">
          <text:p/>
        </draw:circle>
        <draw:circle draw:style-name="gr6" draw:text-style-name="P1" draw:layer="layout" svg:width="0.237cm" svg:height="0.237cm" svg:x="7.925cm" svg:y="23.438cm">
          <text:p/>
        </draw:circle>
        <draw:circle draw:style-name="gr10" draw:text-style-name="P1" draw:layer="layout" svg:width="0.243cm" svg:height="0.243cm" svg:x="7.579cm" svg:y="21.748cm">
          <text:p/>
        </draw:circle>
        <draw:circle draw:style-name="gr10" draw:text-style-name="P1" draw:layer="layout" svg:width="0.243cm" svg:height="0.243cm" svg:x="8.216cm" svg:y="21.749cm">
          <text:p/>
        </draw:circle>
        <draw:ellipse draw:style-name="gr10" draw:text-style-name="P1" draw:layer="layout" svg:width="0.243cm" svg:height="0.242cm" svg:x="7.58cm" svg:y="22.545cm">
          <text:p/>
        </draw:ellipse>
        <draw:circle draw:style-name="gr10" draw:text-style-name="P1" draw:layer="layout" svg:width="0.243cm" svg:height="0.243cm" svg:x="8.217cm" svg:y="22.545cm">
          <text:p/>
        </draw:circle>
        <draw:frame draw:style-name="gr9" draw:text-style-name="P3" draw:layer="layout" svg:width="2.301cm" svg:height="0.725cm" svg:x="8.594cm" svg:y="21.927cm">
          <draw:text-box>
            <text:p><text:span text:style-name="T2">Buttons</text:span></text:p>
          </draw:text-box>
        </draw:frame>
        <draw:frame draw:style-name="gr11" draw:text-style-name="P3" draw:layer="layout" svg:width="4.092cm" svg:height="0.777cm" svg:x="8.595cm" svg:y="23.528cm">
          <draw:text-box>
            <text:p><text:span text:style-name="T2">Pwr Switch &amp; LED</text:span></text:p>
          </draw:text-box>
        </draw:frame>
        <draw:frame draw:style-name="gr11" draw:text-style-name="P3" draw:layer="layout" svg:width="4.092cm" svg:height="0.777cm" svg:x="8.895cm" svg:y="26.129cm">
          <draw:text-box>
            <text:p><text:span text:style-name="T2">Scale: <text:s/>0.5” = 1”</text:span></text:p>
          </draw:text-box>
        </draw:frame>
        <draw:frame draw:style-name="gr12" draw:text-style-name="P4" draw:layer="layout" svg:width="0.353cm" svg:height="0.53cm" svg:x="5.634cm" svg:y="9.161cm">
          <draw:text-box>
            <text:p><text:span text:style-name="T3">1</text:span></text:p>
          </draw:text-box>
        </draw:frame>
        <draw:frame draw:style-name="gr13" draw:text-style-name="P5" draw:layer="layout" svg:width="1.4cm" svg:height="0.735cm" svg:x="15.792cm" svg:y="6.132cm">
          <draw:text-box>
            <text:p><text:span text:style-name="T4">DECAY</text:span></text:p>
          </draw:text-box>
        </draw:frame>
        <draw:frame draw:style-name="gr13" draw:text-style-name="P5" draw:layer="layout" svg:width="1.486cm" svg:height="0.735cm" svg:x="6.646cm" svg:y="4.635cm">
          <draw:text-box>
            <text:p><text:span text:style-name="T4">CUTOFF</text:span></text:p>
          </draw:text-box>
        </draw:frame>
        <draw:frame draw:style-name="gr14" draw:text-style-name="P5" draw:layer="layout" svg:width="0.924cm" svg:height="0.493cm" svg:x="8.605cm" svg:y="7.67cm">
          <draw:text-box>
            <text:p><text:span text:style-name="T4">LO</text:span></text:p>
          </draw:text-box>
        </draw:frame>
        <draw:frame draw:style-name="gr14" draw:text-style-name="P5" draw:layer="layout" svg:width="0.307cm" svg:height="0.493cm" svg:x="7.819cm" svg:y="13.741cm">
          <draw:text-box>
            <text:p><text:span text:style-name="T4">2</text:span></text:p>
          </draw:text-box>
        </draw:frame>
        <draw:frame draw:style-name="gr14" draw:text-style-name="P5" draw:layer="layout" svg:width="0.307cm" svg:height="0.493cm" svg:x="8.333cm" svg:y="13.755cm">
          <draw:text-box>
            <text:p><text:span text:style-name="T4">3</text:span></text:p>
          </draw:text-box>
        </draw:frame>
        <draw:g>
          <draw:circle draw:style-name="gr10" draw:text-style-name="P1" draw:layer="layout" svg:width="0.243cm" svg:height="0.243cm" svg:x="8.379cm" svg:y="9.447cm">
            <text:p/>
          </draw:circle>
          <draw:circle draw:style-name="gr10" draw:text-style-name="P1" draw:layer="layout" svg:width="0.243cm" svg:height="0.243cm" svg:x="9.116cm" svg:y="9.448cm">
            <text:p/>
          </draw:circle>
          <draw:circle draw:style-name="gr10" draw:text-style-name="P1" draw:layer="layout" svg:width="0.243cm" svg:height="0.243cm" svg:x="9.856cm" svg:y="9.449cm">
            <text:p/>
          </draw:circle>
          <draw:circle draw:style-name="gr10" draw:text-style-name="P1" draw:layer="layout" svg:width="0.243cm" svg:height="0.243cm" svg:x="10.593cm" svg:y="9.449cm">
            <text:p/>
          </draw:circle>
          <draw:circle draw:style-name="gr10" draw:text-style-name="P1" draw:layer="layout" svg:width="0.243cm" svg:height="0.243cm" svg:x="11.332cm" svg:y="9.45cm">
            <text:p/>
          </draw:circle>
          <draw:circle draw:style-name="gr10" draw:text-style-name="P1" draw:layer="layout" svg:width="0.243cm" svg:height="0.243cm" svg:x="12.07cm" svg:y="9.45cm">
            <text:p/>
          </draw:circle>
          <draw:circle draw:style-name="gr10" draw:text-style-name="P1" draw:layer="layout" svg:width="0.243cm" svg:height="0.243cm" svg:x="12.809cm" svg:y="9.45cm">
            <text:p/>
          </draw:circle>
          <draw:circle draw:style-name="gr10" draw:text-style-name="P1" draw:layer="layout" svg:width="0.243cm" svg:height="0.243cm" svg:x="13.547cm" svg:y="9.451cm">
            <text:p/>
          </draw:circle>
        </draw:g>
        <draw:g>
          <draw:circle draw:style-name="gr10" draw:text-style-name="P1" draw:layer="layout" svg:width="0.243cm" svg:height="0.243cm" svg:x="8.38cm" svg:y="10.248cm">
            <text:p/>
          </draw:circle>
          <draw:circle draw:style-name="gr10" draw:text-style-name="P1" draw:layer="layout" svg:width="0.243cm" svg:height="0.243cm" svg:x="9.117cm" svg:y="10.249cm">
            <text:p/>
          </draw:circle>
          <draw:circle draw:style-name="gr10" draw:text-style-name="P1" draw:layer="layout" svg:width="0.243cm" svg:height="0.243cm" svg:x="9.857cm" svg:y="10.25cm">
            <text:p/>
          </draw:circle>
          <draw:circle draw:style-name="gr10" draw:text-style-name="P1" draw:layer="layout" svg:width="0.243cm" svg:height="0.243cm" svg:x="10.594cm" svg:y="10.25cm">
            <text:p/>
          </draw:circle>
          <draw:circle draw:style-name="gr10" draw:text-style-name="P1" draw:layer="layout" svg:width="0.243cm" svg:height="0.243cm" svg:x="11.333cm" svg:y="10.251cm">
            <text:p/>
          </draw:circle>
          <draw:circle draw:style-name="gr10" draw:text-style-name="P1" draw:layer="layout" svg:width="0.243cm" svg:height="0.243cm" svg:x="12.071cm" svg:y="10.251cm">
            <text:p/>
          </draw:circle>
          <draw:circle draw:style-name="gr10" draw:text-style-name="P1" draw:layer="layout" svg:width="0.243cm" svg:height="0.243cm" svg:x="12.81cm" svg:y="10.251cm">
            <text:p/>
          </draw:circle>
          <draw:circle draw:style-name="gr10" draw:text-style-name="P1" draw:layer="layout" svg:width="0.243cm" svg:height="0.243cm" svg:x="13.548cm" svg:y="10.252cm">
            <text:p/>
          </draw:circle>
        </draw:g>
        <draw:g>
          <draw:circle draw:style-name="gr10" draw:text-style-name="P1" draw:layer="layout" svg:width="0.243cm" svg:height="0.243cm" svg:x="8.38cm" svg:y="11.048cm">
            <text:p/>
          </draw:circle>
          <draw:circle draw:style-name="gr10" draw:text-style-name="P1" draw:layer="layout" svg:width="0.243cm" svg:height="0.243cm" svg:x="9.117cm" svg:y="11.049cm">
            <text:p/>
          </draw:circle>
          <draw:circle draw:style-name="gr10" draw:text-style-name="P1" draw:layer="layout" svg:width="0.243cm" svg:height="0.243cm" svg:x="9.857cm" svg:y="11.05cm">
            <text:p/>
          </draw:circle>
          <draw:circle draw:style-name="gr10" draw:text-style-name="P1" draw:layer="layout" svg:width="0.243cm" svg:height="0.243cm" svg:x="10.594cm" svg:y="11.05cm">
            <text:p/>
          </draw:circle>
          <draw:circle draw:style-name="gr10" draw:text-style-name="P1" draw:layer="layout" svg:width="0.243cm" svg:height="0.243cm" svg:x="11.333cm" svg:y="11.051cm">
            <text:p/>
          </draw:circle>
          <draw:circle draw:style-name="gr10" draw:text-style-name="P1" draw:layer="layout" svg:width="0.243cm" svg:height="0.243cm" svg:x="12.071cm" svg:y="11.051cm">
            <text:p/>
          </draw:circle>
          <draw:circle draw:style-name="gr10" draw:text-style-name="P1" draw:layer="layout" svg:width="0.243cm" svg:height="0.243cm" svg:x="12.81cm" svg:y="11.051cm">
            <text:p/>
          </draw:circle>
          <draw:circle draw:style-name="gr10" draw:text-style-name="P1" draw:layer="layout" svg:width="0.243cm" svg:height="0.243cm" svg:x="13.548cm" svg:y="11.052cm">
            <text:p/>
          </draw:circle>
        </draw:g>
        <draw:g>
          <draw:circle draw:style-name="gr10" draw:text-style-name="P1" draw:layer="layout" svg:width="0.243cm" svg:height="0.243cm" svg:x="8.38cm" svg:y="11.848cm">
            <text:p/>
          </draw:circle>
          <draw:circle draw:style-name="gr10" draw:text-style-name="P1" draw:layer="layout" svg:width="0.243cm" svg:height="0.243cm" svg:x="9.117cm" svg:y="11.849cm">
            <text:p/>
          </draw:circle>
          <draw:circle draw:style-name="gr10" draw:text-style-name="P1" draw:layer="layout" svg:width="0.243cm" svg:height="0.243cm" svg:x="9.857cm" svg:y="11.85cm">
            <text:p/>
          </draw:circle>
          <draw:circle draw:style-name="gr10" draw:text-style-name="P1" draw:layer="layout" svg:width="0.243cm" svg:height="0.243cm" svg:x="10.594cm" svg:y="11.85cm">
            <text:p/>
          </draw:circle>
          <draw:circle draw:style-name="gr10" draw:text-style-name="P1" draw:layer="layout" svg:width="0.243cm" svg:height="0.243cm" svg:x="11.333cm" svg:y="11.851cm">
            <text:p/>
          </draw:circle>
          <draw:circle draw:style-name="gr10" draw:text-style-name="P1" draw:layer="layout" svg:width="0.243cm" svg:height="0.243cm" svg:x="12.071cm" svg:y="11.851cm">
            <text:p/>
          </draw:circle>
          <draw:circle draw:style-name="gr10" draw:text-style-name="P1" draw:layer="layout" svg:width="0.243cm" svg:height="0.243cm" svg:x="12.81cm" svg:y="11.851cm">
            <text:p/>
          </draw:circle>
          <draw:circle draw:style-name="gr10" draw:text-style-name="P1" draw:layer="layout" svg:width="0.243cm" svg:height="0.243cm" svg:x="13.548cm" svg:y="11.852cm">
            <text:p/>
          </draw:circle>
        </draw:g>
        <draw:frame draw:style-name="gr14" draw:text-style-name="P5" draw:layer="layout" svg:width="0.307cm" svg:height="0.493cm" svg:x="8.386cm" svg:y="12.001cm">
          <draw:text-box>
            <text:p><text:span text:style-name="T4">1</text:span></text:p>
          </draw:text-box>
        </draw:frame>
        <draw:frame draw:style-name="gr14" draw:text-style-name="P5" draw:layer="layout" svg:width="0.307cm" svg:height="0.493cm" svg:x="9.087cm" svg:y="12.002cm">
          <draw:text-box>
            <text:p><text:span text:style-name="T4">2</text:span></text:p>
          </draw:text-box>
        </draw:frame>
        <draw:frame draw:style-name="gr14" draw:text-style-name="P5" draw:layer="layout" svg:width="0.307cm" svg:height="0.493cm" svg:x="9.888cm" svg:y="12.003cm">
          <draw:text-box>
            <text:p><text:span text:style-name="T4">3</text:span></text:p>
          </draw:text-box>
        </draw:frame>
        <draw:frame draw:style-name="gr12" draw:text-style-name="P4" draw:layer="layout" svg:width="1.286cm" svg:height="0.53cm" svg:x="8.292cm" svg:y="15.063cm">
          <draw:text-box>
            <text:p><text:span text:style-name="T3">OSC 1</text:span></text:p>
          </draw:text-box>
        </draw:frame>
        <draw:frame draw:style-name="gr12" draw:text-style-name="P4" draw:layer="layout" svg:width="1.286cm" svg:height="0.53cm" svg:x="12.792cm" svg:y="15.066cm">
          <draw:text-box>
            <text:p><text:span text:style-name="T3">NOISE</text:span></text:p>
          </draw:text-box>
        </draw:frame>
        <draw:frame draw:style-name="gr12" draw:text-style-name="P4" draw:layer="layout" svg:width="1.286cm" svg:height="0.53cm" svg:x="14.292cm" svg:y="15.067cm">
          <draw:text-box>
            <text:p><text:span text:style-name="T3">EXT IN</text:span></text:p>
          </draw:text-box>
        </draw:frame>
        <draw:frame draw:style-name="gr12" draw:text-style-name="P4" draw:layer="layout" svg:width="1.645cm" svg:height="0.53cm" svg:x="15.633cm" svg:y="11.668cm">
          <draw:text-box>
            <text:p><text:span text:style-name="T3">VOLUME</text:span></text:p>
          </draw:text-box>
        </draw:frame>
        <draw:frame draw:style-name="gr13" draw:text-style-name="P5" draw:layer="layout" svg:width="1.64cm" svg:height="0.735cm" svg:x="7.993cm" svg:y="4.622cm">
          <draw:text-box>
            <text:p><text:span text:style-name="T4">EMPHASIS</text:span></text:p>
          </draw:text-box>
        </draw:frame>
        <draw:frame draw:style-name="gr13" draw:text-style-name="P5" draw:layer="layout" svg:width="1.572cm" svg:height="0.735cm" svg:x="9.504cm" svg:y="4.622cm">
          <draw:text-box>
            <text:p><text:span text:style-name="T4">CONTOUR</text:span></text:p>
          </draw:text-box>
        </draw:frame>
        <draw:frame draw:style-name="gr13" draw:text-style-name="P5" draw:layer="layout" svg:width="1.486cm" svg:height="0.735cm" svg:x="11.144cm" svg:y="4.625cm">
          <draw:text-box>
            <text:p><text:span text:style-name="T4">ATTACK</text:span></text:p>
          </draw:text-box>
        </draw:frame>
        <draw:frame draw:style-name="gr13" draw:text-style-name="P5" draw:layer="layout" svg:width="1.486cm" svg:height="0.735cm" svg:x="12.673cm" svg:y="4.624cm">
          <draw:text-box>
            <text:p><text:span text:style-name="T4">DECAY</text:span></text:p>
          </draw:text-box>
        </draw:frame>
        <draw:frame draw:style-name="gr13" draw:text-style-name="P5" draw:layer="layout" svg:width="1.486cm" svg:height="0.735cm" svg:x="14.134cm" svg:y="4.626cm">
          <draw:text-box>
            <text:p><text:span text:style-name="T4">SUSTAIN</text:span></text:p>
          </draw:text-box>
        </draw:frame>
        <draw:frame draw:style-name="gr13" draw:text-style-name="P5" draw:layer="layout" svg:width="1.4cm" svg:height="0.735cm" svg:x="15.792cm" svg:y="4.633cm">
          <draw:text-box>
            <text:p><text:span text:style-name="T4">ATTACK</text:span></text:p>
          </draw:text-box>
        </draw:frame>
        <draw:frame draw:style-name="gr13" draw:text-style-name="P5" draw:layer="layout" svg:width="1.449cm" svg:height="0.735cm" svg:x="15.73cm" svg:y="7.62cm">
          <draw:text-box>
            <text:p><text:span text:style-name="T4">SUSTAIN</text:span></text:p>
          </draw:text-box>
        </draw:frame>
        <draw:line draw:style-name="gr15" draw:text-style-name="P1" draw:layer="layout" svg:x1="17.043cm" svg:y1="4.758cm" svg:x2="17.043cm" svg:y2="8.889cm">
          <text:p/>
        </draw:line>
        <draw:line draw:style-name="gr15" draw:text-style-name="P1" draw:layer="layout" svg:x1="15.851cm" svg:y1="4.782cm" svg:x2="15.843cm" svg:y2="8.89cm">
          <text:p/>
        </draw:line>
        <draw:line draw:style-name="gr15" draw:text-style-name="P1" draw:layer="layout" svg:x1="15.856cm" svg:y1="8.868cm" svg:x2="17.044cm" svg:y2="8.868cm">
          <text:p/>
        </draw:line>
        <draw:line draw:style-name="gr15" draw:text-style-name="P1" draw:layer="layout" svg:x1="15.633cm" svg:y1="4.068cm" svg:x2="17.275cm" svg:y2="4.068cm">
          <text:p/>
        </draw:line>
        <draw:frame draw:style-name="gr16" draw:text-style-name="P6" draw:layer="layout" svg:width="2.13cm" svg:height="0.891cm" svg:x="15.538cm" svg:y="4.007cm">
          <draw:text-box>
            <text:p><text:span text:style-name="T5">LOUDNESS</text:span></text:p>
            <text:p><text:span text:style-name="T5">CONTOUR</text:span></text:p>
          </draw:text-box>
        </draw:frame>
        <draw:line draw:style-name="gr15" draw:text-style-name="P1" draw:layer="layout" svg:x1="17.029cm" svg:y1="4.788cm" svg:x2="17.299cm" svg:y2="4.788cm">
          <text:p/>
        </draw:line>
        <draw:line draw:style-name="gr15" draw:text-style-name="P1" draw:layer="layout" svg:x1="17.268cm" svg:y1="4.055cm" svg:x2="17.268cm" svg:y2="4.798cm">
          <text:p/>
        </draw:line>
        <draw:line draw:style-name="gr15" draw:text-style-name="P1" draw:layer="layout" svg:x1="15.641cm" svg:y1="4.064cm" svg:x2="15.641cm" svg:y2="4.783cm">
          <text:p/>
        </draw:line>
        <draw:line draw:style-name="gr15" draw:text-style-name="P1" draw:layer="layout" svg:x1="15.624cm" svg:y1="4.788cm" svg:x2="15.867cm" svg:y2="4.788cm">
          <text:p/>
        </draw:line>
        <draw:frame draw:style-name="gr17" draw:text-style-name="P6" draw:layer="layout" svg:width="1.649cm" svg:height="0.535cm" svg:x="10.376cm" svg:y="4.179cm">
          <draw:text-box>
            <text:p><text:span text:style-name="T5">FILTER</text:span></text:p>
          </draw:text-box>
        </draw:frame>
        <draw:ellipse draw:style-name="gr2" draw:text-style-name="P1" draw:layer="layout" svg:width="0.587cm" svg:height="0.61cm" draw:transform="rotate (1.5707963267946) translate (5.524cm 8.721cm)">
          <text:p/>
        </draw:ellipse>
        <draw:circle draw:style-name="gr3" draw:text-style-name="P1" draw:layer="layout" svg:width="0.184cm" svg:height="0.184cm" draw:transform="rotate (1.5707963267946) translate (5.741cm 8.507cm)">
          <text:p/>
        </draw:circle>
        <draw:ellipse draw:style-name="gr2" draw:text-style-name="P1" draw:layer="layout" svg:width="0.587cm" svg:height="0.61cm" draw:transform="rotate (1.5707963267946) translate (5.524cm 7.22cm)">
          <text:p/>
        </draw:ellipse>
        <draw:circle draw:style-name="gr3" draw:text-style-name="P1" draw:layer="layout" svg:width="0.184cm" svg:height="0.184cm" draw:transform="rotate (1.5707963267946) translate (5.741cm 7.006cm)">
          <text:p/>
        </draw:circle>
        <draw:ellipse draw:style-name="gr2" draw:text-style-name="P1" draw:layer="layout" svg:width="0.587cm" svg:height="0.61cm" draw:transform="rotate (1.5707963267946) translate (5.524cm 5.719cm)">
          <text:p/>
        </draw:ellipse>
        <draw:frame draw:style-name="gr14" draw:text-style-name="P5" draw:layer="layout" svg:width="1.286cm" svg:height="0.493cm" svg:x="5.246cm" svg:y="6.131cm">
          <draw:text-box>
            <text:p><text:span text:style-name="T4">GLIDE</text:span></text:p>
          </draw:text-box>
        </draw:frame>
        <draw:frame draw:style-name="gr18" draw:text-style-name="P5" draw:layer="layout" svg:width="1.516cm" svg:height="0.977cm" svg:x="5.125cm" svg:y="7.24cm">
          <draw:text-box>
            <text:p><text:span text:style-name="T4">MOD MIX</text:span></text:p>
            <text:p><text:span text:style-name="T4">/OSC3</text:span></text:p>
            <text:p><text:span text:style-name="T4">CONT</text:span></text:p>
          </draw:text-box>
        </draw:frame>
        <draw:line draw:style-name="gr15" draw:text-style-name="P1" draw:layer="layout" svg:x1="6.435cm" svg:y1="4.159cm" svg:x2="6.435cm" svg:y2="8.86cm">
          <text:p/>
        </draw:line>
        <draw:line draw:style-name="gr15" draw:text-style-name="P1" draw:layer="layout" svg:x1="5.207cm" svg:y1="4.777cm" svg:x2="5.199cm" svg:y2="8.885cm">
          <text:p/>
        </draw:line>
        <draw:line draw:style-name="gr15" draw:text-style-name="P1" draw:layer="layout" svg:x1="5.212cm" svg:y1="8.863cm" svg:x2="6.455cm" svg:y2="8.863cm">
          <text:p/>
        </draw:line>
        <draw:line draw:style-name="gr15" draw:text-style-name="P1" draw:layer="layout" svg:x1="4.374cm" svg:y1="4.163cm" svg:x2="6.43cm" svg:y2="4.163cm">
          <text:p/>
        </draw:line>
        <draw:line draw:style-name="gr15" draw:text-style-name="P1" draw:layer="layout" svg:x1="4.375cm" svg:y1="4.157cm" svg:x2="4.375cm" svg:y2="4.8cm">
          <text:p/>
        </draw:line>
        <draw:line draw:style-name="gr15" draw:text-style-name="P1" draw:layer="layout" svg:x1="4.386cm" svg:y1="4.783cm" svg:x2="5.223cm" svg:y2="4.783cm">
          <text:p/>
        </draw:line>
        <draw:frame draw:style-name="gr16" draw:text-style-name="P6" draw:layer="layout" svg:width="2.397cm" svg:height="0.891cm" svg:x="4.214cm" svg:y="4.16cm">
          <draw:text-box>
            <text:p><text:span text:style-name="T5">CONTROLLERS</text:span></text:p>
          </draw:text-box>
        </draw:frame>
        <draw:frame draw:style-name="gr14" draw:text-style-name="P5" draw:layer="layout" svg:width="1.286cm" svg:height="0.493cm" svg:x="5.25cm" svg:y="4.632cm">
          <draw:text-box>
            <text:p><text:span text:style-name="T4">TUNE</text:span></text:p>
          </draw:text-box>
        </draw:frame>
        <draw:circle draw:style-name="gr3" draw:text-style-name="P1" draw:layer="layout" svg:width="0.184cm" svg:height="0.184cm" draw:transform="rotate (1.5707963267946) translate (5.741cm 5.505cm)">
          <text:p/>
        </draw:circle>
        <draw:line draw:style-name="gr15" draw:text-style-name="P1" draw:layer="layout" svg:x1="6.435cm" svg:y1="8.972cm" svg:x2="6.435cm" svg:y2="14.988cm">
          <text:p/>
        </draw:line>
        <draw:line draw:style-name="gr15" draw:text-style-name="P1" draw:layer="layout" svg:x1="4.392cm" svg:y1="8.968cm" svg:x2="6.444cm" svg:y2="8.968cm">
          <text:p/>
        </draw:line>
        <draw:line draw:style-name="gr15" draw:text-style-name="P1" draw:layer="layout" svg:x1="4.402cm" svg:y1="8.958cm" svg:x2="4.402cm" svg:y2="9.701cm">
          <text:p/>
        </draw:line>
        <draw:line draw:style-name="gr15" draw:text-style-name="P1" draw:layer="layout" svg:x1="5.207cm" svg:y1="9.677cm" svg:x2="5.211cm" svg:y2="14.975cm">
          <text:p/>
        </draw:line>
        <draw:line draw:style-name="gr15" draw:text-style-name="P1" draw:layer="layout" svg:x1="5.211cm" svg:y1="13.377cm" svg:x2="6.447cm" svg:y2="13.377cm">
          <text:p/>
        </draw:line>
        <draw:line draw:style-name="gr15" draw:text-style-name="P1" draw:layer="layout" svg:x1="4.392cm" svg:y1="9.697cm" svg:x2="5.224cm" svg:y2="9.697cm">
          <text:p/>
        </draw:line>
        <draw:frame draw:style-name="gr16" draw:text-style-name="P6" draw:layer="layout" svg:width="2.397cm" svg:height="0.891cm" svg:x="4.402cm" svg:y="8.914cm">
          <draw:text-box>
            <text:p><text:span text:style-name="T5">OSCILLATORS</text:span></text:p>
            <text:p><text:span text:style-name="T5">FREQ</text:span></text:p>
          </draw:text-box>
        </draw:frame>
        <draw:frame draw:style-name="gr12" draw:text-style-name="P4" draw:layer="layout" svg:width="0.353cm" svg:height="0.53cm" svg:x="5.635cm" svg:y="10.661cm">
          <draw:text-box>
            <text:p><text:span text:style-name="T3">2</text:span></text:p>
          </draw:text-box>
        </draw:frame>
        <draw:frame draw:style-name="gr12" draw:text-style-name="P4" draw:layer="layout" svg:width="0.353cm" svg:height="0.53cm" svg:x="5.636cm" svg:y="12.161cm">
          <draw:text-box>
            <text:p><text:span text:style-name="T3">3</text:span></text:p>
          </draw:text-box>
        </draw:frame>
        <draw:frame draw:style-name="gr16" draw:text-style-name="P6" draw:layer="layout" svg:width="1.364cm" svg:height="0.891cm" svg:x="5.216cm" svg:y="13.374cm">
          <draw:text-box>
            <text:p><text:span text:style-name="T5">NOISE</text:span></text:p>
            <text:p><text:span text:style-name="T5">FREQ</text:span></text:p>
          </draw:text-box>
        </draw:frame>
        <draw:line draw:style-name="gr15" draw:text-style-name="P1" draw:layer="layout" svg:x1="5.211cm" svg:y1="14.977cm" svg:x2="6.447cm" svg:y2="14.977cm">
          <text:p/>
        </draw:line>
        <draw:frame draw:style-name="gr12" draw:text-style-name="P4" draw:layer="layout" svg:width="1.286cm" svg:height="0.53cm" svg:x="9.819cm" svg:y="15.077cm">
          <draw:text-box>
            <text:p><text:span text:style-name="T3">OSC 2</text:span></text:p>
          </draw:text-box>
        </draw:frame>
        <draw:frame draw:style-name="gr12" draw:text-style-name="P4" draw:layer="layout" svg:width="1.286cm" svg:height="0.53cm" svg:x="11.319cm" svg:y="15.077cm">
          <draw:text-box>
            <text:p><text:span text:style-name="T3">OSC 3</text:span></text:p>
          </draw:text-box>
        </draw:frame>
        <draw:frame draw:style-name="gr17" draw:text-style-name="P6" draw:layer="layout" svg:width="2.634cm" svg:height="0.535cm" svg:x="10.503cm" svg:y="14.715cm">
          <draw:text-box>
            <text:p><text:span text:style-name="T5">VOLUME MIXER</text:span></text:p>
          </draw:text-box>
        </draw:frame>
        <draw:frame draw:style-name="gr19" draw:text-style-name="P6" draw:layer="layout" svg:width="1.594cm" svg:height="0.819cm" svg:x="13.923cm" svg:y="11.815cm">
          <draw:text-box>
            <text:p><text:span text:style-name="T5">MAIN OUTPUT</text:span></text:p>
          </draw:text-box>
        </draw:frame>
        <draw:line draw:style-name="gr15" draw:text-style-name="P1" draw:layer="layout" svg:x1="12.866cm" svg:y1="16.307cm" svg:x2="15.503cm" svg:y2="16.307cm">
          <text:p/>
        </draw:line>
        <draw:line draw:style-name="gr15" draw:text-style-name="P1" draw:layer="layout" svg:x1="14.21cm" svg:y1="14.695cm" svg:x2="14.21cm" svg:y2="13.008cm">
          <text:p/>
        </draw:line>
        <draw:line draw:style-name="gr15" draw:text-style-name="P1" draw:layer="layout" svg:x1="15.696cm" svg:y1="10.751cm" svg:x2="17.113cm" svg:y2="10.751cm">
          <text:p/>
        </draw:line>
        <draw:frame draw:style-name="gr17" draw:text-style-name="P6" draw:layer="layout" svg:width="1.594cm" svg:height="0.535cm" svg:x="4.657cm" svg:y="17.23cm">
          <draw:text-box>
            <text:p><text:span text:style-name="T5">POWER</text:span></text:p>
          </draw:text-box>
        </draw:frame>
        <draw:frame draw:style-name="gr17" draw:text-style-name="P6" draw:layer="layout" svg:width="0.943cm" svg:height="0.535cm" svg:x="4.915cm" svg:y="16.064cm">
          <draw:text-box>
            <text:p><text:span text:style-name="T5">ON</text:span></text:p>
          </draw:text-box>
        </draw:frame>
        <draw:frame draw:style-name="gr17" draw:text-style-name="P8" draw:layer="layout" svg:width="1.725cm" svg:height="0.535cm" svg:x="9.189cm" svg:y="8.025cm">
          <draw:text-box>
            <text:p text:style-name="P7"><text:span text:style-name="T6">RANGE</text:span></text:p>
          </draw:text-box>
        </draw:frame>
        <draw:frame draw:style-name="gr17" draw:text-style-name="P8" draw:layer="layout" svg:width="1.946cm" svg:height="0.535cm" svg:x="12.224cm" svg:y="7.959cm">
          <draw:text-box>
            <text:p text:style-name="P7"><text:span text:style-name="T6">WAVEFORM</text:span></text:p>
          </draw:text-box>
        </draw:frame>
        <draw:frame draw:style-name="gr14" draw:text-style-name="P5" draw:layer="layout" svg:width="0.924cm" svg:height="0.493cm" svg:x="9.127cm" svg:y="7.682cm">
          <draw:text-box>
            <text:p><text:span text:style-name="T4">32</text:span></text:p>
          </draw:text-box>
        </draw:frame>
        <draw:frame draw:style-name="gr14" draw:text-style-name="P5" draw:layer="layout" svg:width="0.924cm" svg:height="0.493cm" svg:x="9.604cm" svg:y="7.703cm">
          <draw:text-box>
            <text:p><text:span text:style-name="T4">16</text:span></text:p>
          </draw:text-box>
        </draw:frame>
        <draw:frame draw:style-name="gr14" draw:text-style-name="P5" draw:layer="layout" svg:width="0.924cm" svg:height="0.493cm" svg:x="10.118cm" svg:y="7.708cm">
          <draw:text-box>
            <text:p><text:span text:style-name="T4">8</text:span></text:p>
          </draw:text-box>
        </draw:frame>
        <draw:frame draw:style-name="gr14" draw:text-style-name="P5" draw:layer="layout" svg:width="0.546cm" svg:height="0.493cm" svg:x="10.612cm" svg:y="7.713cm">
          <draw:text-box>
            <text:p><text:span text:style-name="T4">4</text:span></text:p>
          </draw:text-box>
        </draw:frame>
        <draw:frame draw:style-name="gr14" draw:text-style-name="P5" draw:layer="layout" svg:width="0.489cm" svg:height="0.493cm" svg:x="11.105cm" svg:y="7.715cm">
          <draw:text-box>
            <text:p><text:span text:style-name="T4">2</text:span></text:p>
          </draw:text-box>
        </draw:frame>
        <draw:frame draw:style-name="gr20" draw:text-style-name="P9" draw:layer="layout" svg:width="0.95cm" svg:height="0.649cm" draw:transform="rotate (1.57498511699939) translate (7.211cm 7.244cm)">
          <draw:text-box>
            <text:p><text:span text:style-name="T7">OSC MOD</text:span></text:p>
          </draw:text-box>
        </draw:frame>
        <draw:line draw:style-name="gr15" draw:text-style-name="P1" draw:layer="layout" svg:x1="8.324cm" svg:y1="9.868cm" svg:x2="8.873cm" svg:y2="9.868cm">
          <text:p/>
        </draw:line>
        <draw:frame draw:style-name="gr20" draw:text-style-name="P9" draw:layer="layout" svg:width="1.04cm" svg:height="0.649cm" draw:transform="rotate (1.57498511699939) translate (7.901cm 7.249cm)">
          <draw:text-box>
            <text:p><text:span text:style-name="T7">OSC 3 CONT</text:span></text:p>
          </draw:text-box>
        </draw:frame>
        <draw:line draw:style-name="gr15" draw:text-style-name="P1" draw:layer="layout" svg:x1="7.755cm" svg:y1="6.601cm" svg:x2="7.755cm" svg:y2="7.386cm">
          <text:p/>
        </draw:line>
        <draw:line draw:style-name="gr15" draw:text-style-name="P1" draw:layer="layout" svg:x1="15.488cm" svg:y1="4.168cm" svg:x2="15.488cm" svg:y2="8.457cm">
          <text:p/>
        </draw:line>
        <draw:line draw:style-name="gr15" draw:text-style-name="P1" draw:layer="layout" svg:x1="14.221cm" svg:y1="13.018cm" svg:x2="14.889cm" svg:y2="13.018cm">
          <text:p/>
        </draw:line>
        <draw:frame draw:style-name="gr17" draw:text-style-name="P8" draw:layer="layout" svg:width="1.725cm" svg:height="0.535cm" svg:x="7.135cm" svg:y="8.012cm">
          <draw:text-box>
            <text:p text:style-name="P7"><text:span text:style-name="T6">OSC SEL</text:span></text:p>
          </draw:text-box>
        </draw:frame>
        <draw:frame draw:style-name="gr14" draw:text-style-name="P5" draw:layer="layout" svg:width="0.307cm" svg:height="0.493cm" svg:x="7.879cm" svg:y="7.666cm">
          <draw:text-box>
            <text:p><text:span text:style-name="T4">2</text:span></text:p>
          </draw:text-box>
        </draw:frame>
        <draw:frame draw:style-name="gr14" draw:text-style-name="P5" draw:layer="layout" svg:width="0.307cm" svg:height="0.493cm" svg:x="8.38cm" svg:y="7.667cm">
          <draw:text-box>
            <text:p><text:span text:style-name="T4">3</text:span></text:p>
          </draw:text-box>
        </draw:frame>
        <draw:frame draw:style-name="gr14" draw:text-style-name="P5" draw:layer="layout" svg:width="0.307cm" svg:height="0.493cm" svg:x="7.379cm" svg:y="7.648cm">
          <draw:text-box>
            <text:p><text:span text:style-name="T4">1</text:span></text:p>
          </draw:text-box>
        </draw:frame>
        <draw:line draw:style-name="gr15" draw:text-style-name="P1" draw:layer="layout" svg:x1="7.264cm" svg:y1="7.38cm" svg:x2="8.743cm" svg:y2="7.38cm">
          <text:p/>
        </draw:line>
        <draw:line draw:style-name="gr15" draw:text-style-name="P1" draw:layer="layout" svg:x1="7.266cm" svg:y1="7.352cm" svg:x2="7.266cm" svg:y2="8.425cm">
          <text:p/>
        </draw:line>
        <draw:line draw:style-name="gr15" draw:text-style-name="P1" draw:layer="layout" svg:x1="8.325cm" svg:y1="9.872cm" svg:x2="7.264cm" svg:y2="8.437cm">
          <text:p/>
        </draw:line>
        <draw:line draw:style-name="gr15" draw:text-style-name="P1" draw:layer="layout" svg:x1="8.729cm" svg:y1="7.377cm" svg:x2="8.729cm" svg:y2="8.45cm">
          <text:p/>
        </draw:line>
        <draw:line draw:style-name="gr15" draw:text-style-name="P1" draw:layer="layout" svg:x1="8.724cm" svg:y1="8.437cm" svg:x2="8.901cm" svg:y2="9.876cm">
          <text:p/>
        </draw:line>
        <draw:line draw:style-name="gr15" draw:text-style-name="P1" draw:layer="layout" svg:x1="8.749cm" svg:y1="7.38cm" svg:x2="15.088cm" svg:y2="7.38cm">
          <text:p/>
        </draw:line>
        <draw:line draw:style-name="gr15" draw:text-style-name="P1" draw:layer="layout" svg:x1="11.654cm" svg:y1="7.366cm" svg:x2="11.654cm" svg:y2="8.237cm">
          <text:p/>
        </draw:line>
        <draw:line draw:style-name="gr21" draw:text-style-name="P1" draw:layer="layout" svg:x1="11.674cm" svg:y1="8.239cm" svg:x2="9.573cm" svg:y2="9.148cm">
          <text:p/>
        </draw:line>
        <draw:line draw:style-name="gr15" draw:text-style-name="P1" draw:layer="layout" svg:x1="9.579cm" svg:y1="9.142cm" svg:x2="9.579cm" svg:y2="9.858cm">
          <text:p/>
        </draw:line>
        <draw:line draw:style-name="gr15" draw:text-style-name="P1" draw:layer="layout" svg:x1="8.886cm" svg:y1="9.868cm" svg:x2="9.574cm" svg:y2="9.868cm">
          <text:p/>
        </draw:line>
        <draw:line draw:style-name="gr15" draw:text-style-name="P1" draw:layer="layout" svg:x1="9.586cm" svg:y1="9.868cm" svg:x2="10.274cm" svg:y2="9.868cm">
          <text:p/>
        </draw:line>
        <draw:line draw:style-name="gr15" draw:text-style-name="P1" draw:layer="layout" svg:x1="10.279cm" svg:y1="9.272cm" svg:x2="10.279cm" svg:y2="9.872cm">
          <text:p/>
        </draw:line>
        <draw:line draw:style-name="gr21" draw:text-style-name="P1" draw:layer="layout" svg:x1="12.579cm" svg:y1="8.46cm" svg:x2="10.27cm" svg:y2="9.295cm">
          <text:p/>
        </draw:line>
        <draw:line draw:style-name="gr15" draw:text-style-name="P1" draw:layer="layout" svg:x1="14.59cm" svg:y1="7.366cm" svg:x2="14.59cm" svg:y2="8.437cm">
          <text:p/>
        </draw:line>
        <draw:line draw:style-name="gr15" draw:text-style-name="P1" draw:layer="layout" svg:x1="12.556cm" svg:y1="8.468cm" svg:x2="15.139cm" svg:y2="8.468cm">
          <text:p/>
        </draw:line>
        <draw:frame draw:style-name="gr22" draw:text-style-name="P9" draw:layer="layout" svg:width="0.953cm" svg:height="0.45cm" svg:x="11.54cm" svg:y="7.697cm">
          <draw:text-box>
            <text:p><text:span text:style-name="T7">TRI</text:span></text:p>
          </draw:text-box>
        </draw:frame>
        <draw:frame draw:style-name="gr22" draw:text-style-name="P9" draw:layer="layout" svg:width="1.013cm" svg:height="0.45cm" svg:x="11.933cm" svg:y="7.708cm">
          <draw:text-box>
            <text:p><text:span text:style-name="T7">RSW</text:span></text:p>
          </draw:text-box>
        </draw:frame>
        <draw:frame draw:style-name="gr22" draw:text-style-name="P9" draw:layer="layout" svg:width="0.989cm" svg:height="0.45cm" svg:x="12.437cm" svg:y="7.71cm">
          <draw:text-box>
            <text:p><text:span text:style-name="T7">SAW</text:span></text:p>
          </draw:text-box>
        </draw:frame>
        <draw:frame draw:style-name="gr22" draw:text-style-name="P9" draw:layer="layout" svg:width="0.999cm" svg:height="0.45cm" svg:x="12.961cm" svg:y="7.709cm">
          <draw:text-box>
            <text:p><text:span text:style-name="T7">SQU</text:span></text:p>
          </draw:text-box>
        </draw:frame>
        <draw:frame draw:style-name="gr22" draw:text-style-name="P9" draw:layer="layout" svg:width="0.953cm" svg:height="0.45cm" svg:x="13.487cm" svg:y="7.721cm">
          <draw:text-box>
            <text:p><text:span text:style-name="T7">PL1</text:span></text:p>
          </draw:text-box>
        </draw:frame>
        <draw:frame draw:style-name="gr22" draw:text-style-name="P9" draw:layer="layout" svg:width="0.953cm" svg:height="0.45cm" svg:x="13.944cm" svg:y="7.735cm">
          <draw:text-box>
            <text:p><text:span text:style-name="T7">PL2</text:span></text:p>
          </draw:text-box>
        </draw:frame>
        <draw:line draw:style-name="gr15" draw:text-style-name="P1" draw:layer="layout" svg:x1="8.698cm" svg:y1="6.295cm" svg:x2="8.731cm" svg:y2="7.377cm">
          <text:p/>
        </draw:line>
        <draw:line draw:style-name="gr15" draw:text-style-name="P1" draw:layer="layout" svg:x1="7.269cm" svg:y1="6.582cm" svg:x2="7.269cm" svg:y2="7.377cm">
          <text:p/>
        </draw:line>
        <draw:line draw:style-name="gr15" draw:text-style-name="P1" draw:layer="layout" svg:x1="8.329cm" svg:y1="16.307cm" svg:x2="12.963cm" svg:y2="16.307cm">
          <text:p/>
        </draw:line>
        <draw:line draw:style-name="gr15" draw:text-style-name="P1" draw:layer="layout" svg:x1="8.346cm" svg:y1="16.303cm" svg:x2="8.346cm" svg:y2="15.097cm">
          <text:p/>
        </draw:line>
        <draw:line draw:style-name="gr15" draw:text-style-name="P1" draw:layer="layout" svg:x1="8.127cm" svg:y1="11.707cm" svg:x2="14.044cm" svg:y2="11.752cm">
          <text:p/>
        </draw:line>
        <draw:line draw:style-name="gr15" draw:text-style-name="P1" draw:layer="layout" svg:x1="8.111cm" svg:y1="11.684cm" svg:x2="8.111cm" svg:y2="13.059cm">
          <text:p/>
        </draw:line>
        <draw:line draw:style-name="gr15" draw:text-style-name="P1" draw:layer="layout" svg:x1="10.367cm" svg:y1="11.714cm" svg:x2="10.367cm" svg:y2="13.123cm">
          <text:p/>
        </draw:line>
        <draw:line draw:style-name="gr15" draw:text-style-name="P1" draw:layer="layout" svg:x1="7.154cm" svg:y1="15.097cm" svg:x2="8.378cm" svg:y2="15.097cm">
          <text:p/>
        </draw:line>
        <draw:line draw:style-name="gr15" draw:text-style-name="P1" draw:layer="layout" svg:x1="9.678cm" svg:y1="14.709cm" svg:x2="15.491cm" svg:y2="14.709cm">
          <text:p/>
        </draw:line>
        <draw:line draw:style-name="gr15" draw:text-style-name="P1" draw:layer="layout" svg:x1="7.139cm" svg:y1="13.704cm" svg:x2="7.139cm" svg:y2="15.124cm">
          <text:p/>
        </draw:line>
        <draw:line draw:style-name="gr15" draw:text-style-name="P1" draw:layer="layout" svg:x1="8.674cm" svg:y1="13.72cm" svg:x2="10.37cm" svg:y2="13.111cm">
          <text:p/>
        </draw:line>
        <draw:line draw:style-name="gr15" draw:text-style-name="P1" draw:layer="layout" svg:x1="7.131cm" svg:y1="13.716cm" svg:x2="8.127cm" svg:y2="13.075cm">
          <text:p/>
        </draw:line>
        <draw:frame draw:style-name="gr14" draw:text-style-name="P5" draw:layer="layout" svg:width="0.307cm" svg:height="0.493cm" svg:x="7.356cm" svg:y="13.742cm">
          <draw:text-box>
            <text:p><text:span text:style-name="T4">1</text:span></text:p>
          </draw:text-box>
        </draw:frame>
        <draw:frame draw:style-name="gr17" draw:text-style-name="P6" draw:layer="layout" svg:width="1.47cm" svg:height="0.535cm" svg:x="8.43cm" svg:y="12.49cm">
          <draw:text-box>
            <text:p><text:span text:style-name="T8">OSC ON</text:span><text:span text:style-name="T5"> </text:span></text:p>
          </draw:text-box>
        </draw:frame>
        <draw:line draw:style-name="gr15" draw:text-style-name="P1" draw:layer="layout" svg:x1="6.772cm" svg:y1="4.18cm" svg:x2="15.475cm" svg:y2="4.18cm">
          <text:p/>
        </draw:line>
        <draw:line draw:style-name="gr15" draw:text-style-name="P1" draw:layer="layout" svg:x1="6.773cm" svg:y1="5.98cm" svg:x2="13.639cm" svg:y2="5.98cm">
          <text:p/>
        </draw:line>
        <draw:line draw:style-name="gr15" draw:text-style-name="P1" draw:layer="layout" svg:x1="13.621cm" svg:y1="6cm" svg:x2="13.621cm" svg:y2="7.354cm">
          <text:p/>
        </draw:line>
        <draw:line draw:style-name="gr15" draw:text-style-name="P1" draw:layer="layout" svg:x1="11.854cm" svg:y1="8.756cm" svg:x2="11.854cm" svg:y2="9.985cm">
          <text:p/>
        </draw:line>
        <draw:line draw:style-name="gr15" draw:text-style-name="P1" draw:layer="layout" svg:x1="11.873cm" svg:y1="9.98cm" svg:x2="14.017cm" svg:y2="9.98cm">
          <text:p/>
        </draw:line>
        <draw:line draw:style-name="gr15" draw:text-style-name="P1" draw:layer="layout" svg:x1="15.497cm" svg:y1="8.457cm" svg:x2="14.017cm" svg:y2="10.001cm">
          <text:p/>
        </draw:line>
        <draw:line draw:style-name="gr15" draw:text-style-name="P1" draw:layer="layout" svg:x1="15.122cm" svg:y1="7.351cm" svg:x2="15.122cm" svg:y2="8.491cm">
          <text:p/>
        </draw:line>
        <draw:frame draw:style-name="gr20" draw:text-style-name="P9" draw:layer="layout" svg:width="1.113cm" svg:height="0.649cm" draw:transform="rotate (1.57498511699939) translate (11.875cm 9.65cm)">
          <draw:text-box>
            <text:p><text:span text:style-name="T7">FILTER MOD</text:span></text:p>
          </draw:text-box>
        </draw:frame>
        <draw:frame draw:style-name="gr20" draw:text-style-name="P9" draw:layer="layout" svg:width="1.242cm" svg:height="0.649cm" draw:transform="rotate (1.57498511699939) translate (12.597cm 9.65cm)">
          <draw:text-box>
            <text:p><text:span text:style-name="T7">KEYBRD CNTRL 1</text:span></text:p>
          </draw:text-box>
        </draw:frame>
        <draw:frame draw:style-name="gr20" draw:text-style-name="P9" draw:layer="layout" svg:width="1.242cm" svg:height="0.649cm" draw:transform="rotate (1.57498511699939) translate (13.311cm 9.629cm)">
          <draw:text-box>
            <text:p><text:span text:style-name="T7">KEYBRD CNTRL 2</text:span></text:p>
          </draw:text-box>
        </draw:frame>
        <draw:line draw:style-name="gr15" draw:text-style-name="P1" draw:layer="layout" svg:x1="6.775cm" svg:y1="4.158cm" svg:x2="6.775cm" svg:y2="5.996cm">
          <text:p/>
        </draw:line>
        <draw:frame draw:style-name="gr20" draw:text-style-name="P9" draw:layer="layout" svg:width="1.113cm" svg:height="0.649cm" draw:transform="rotate (1.57498511699939) translate (13.564cm 7.218cm)">
          <draw:text-box>
            <text:p><text:span text:style-name="T7">FILTER MOD</text:span></text:p>
          </draw:text-box>
        </draw:frame>
        <draw:frame draw:style-name="gr20" draw:text-style-name="P9" draw:layer="layout" svg:width="1.242cm" svg:height="0.649cm" draw:transform="rotate (1.57498511699939) translate (14.008cm 7.241cm)">
          <draw:text-box>
            <text:p><text:span text:style-name="T7">KEYBRD CNTRL 1</text:span></text:p>
          </draw:text-box>
        </draw:frame>
        <draw:frame draw:style-name="gr20" draw:text-style-name="P9" draw:layer="layout" svg:width="1.242cm" svg:height="0.649cm" draw:transform="rotate (1.57498511699939) translate (14.511cm 7.23cm)">
          <draw:text-box>
            <text:p><text:span text:style-name="T7">KEYBRD CNTRL 2</text:span></text:p>
          </draw:text-box>
        </draw:frame>
        <draw:line draw:style-name="gr15" draw:text-style-name="P1" draw:layer="layout" svg:x1="8.695cm" svg:y1="13.688cm" svg:x2="8.695cm" svg:y2="14.722cm">
          <text:p/>
        </draw:line>
        <draw:line draw:style-name="gr15" draw:text-style-name="P1" draw:layer="layout" svg:x1="11.099cm" svg:y1="11.757cm" svg:x2="11.099cm" svg:y2="13.153cm">
          <text:p/>
        </draw:line>
        <draw:line draw:style-name="gr15" draw:text-style-name="P1" draw:layer="layout" svg:x1="11.821cm" svg:y1="11.757cm" svg:x2="11.821cm" svg:y2="13.167cm">
          <text:p/>
        </draw:line>
        <draw:line draw:style-name="gr15" draw:text-style-name="P1" draw:layer="layout" svg:x1="15.499cm" svg:y1="16.285cm" svg:x2="15.499cm" svg:y2="14.67cm">
          <text:p/>
        </draw:line>
        <draw:line draw:style-name="gr15" draw:text-style-name="P1" draw:layer="layout" svg:x1="9.186cm" svg:y1="13.841cm" svg:x2="11.128cm" svg:y2="13.144cm">
          <text:p/>
        </draw:line>
        <draw:line draw:style-name="gr15" draw:text-style-name="P1" draw:layer="layout" svg:x1="9.195cm" svg:y1="13.82cm" svg:x2="9.195cm" svg:y2="14.734cm">
          <text:p/>
        </draw:line>
        <draw:line draw:style-name="gr15" draw:text-style-name="P1" draw:layer="layout" svg:x1="9.695cm" svg:y1="13.987cm" svg:x2="9.695cm" svg:y2="14.734cm">
          <text:p/>
        </draw:line>
        <draw:line draw:style-name="gr15" draw:text-style-name="P1" draw:layer="layout" svg:x1="9.698cm" svg:y1="13.997cm" svg:x2="11.832cm" svg:y2="13.161cm">
          <text:p/>
        </draw:line>
        <draw:frame draw:style-name="gr13" draw:text-style-name="P5" draw:layer="layout" svg:width="1.26cm" svg:height="0.735cm" draw:transform="rotate (1.57498511699939) translate (11.109cm 13.22cm)">
          <draw:text-box>
            <text:p><text:span text:style-name="T4">NOISE ON</text:span></text:p>
          </draw:text-box>
        </draw:frame>
        <draw:frame draw:style-name="gr13" draw:text-style-name="P5" draw:layer="layout" svg:width="1.26cm" svg:height="0.735cm" draw:transform="rotate (1.57498511699939) translate (10.377cm 13.209cm)">
          <draw:text-box>
            <text:p><text:span text:style-name="T4">EXT IN ON</text:span></text:p>
          </draw:text-box>
        </draw:frame>
        <draw:line draw:style-name="gr15" draw:text-style-name="P1" draw:layer="layout" svg:x1="10.195cm" svg:y1="14.125cm" svg:x2="10.195cm" svg:y2="14.735cm">
          <text:p/>
        </draw:line>
        <draw:line draw:style-name="gr15" draw:text-style-name="P1" draw:layer="layout" svg:x1="10.68cm" svg:y1="14.168cm" svg:x2="12.568cm" svg:y2="13.251cm">
          <text:p/>
        </draw:line>
        <draw:line draw:style-name="gr15" draw:text-style-name="P1" draw:layer="layout" svg:x1="12.557cm" svg:y1="11.747cm" svg:x2="12.557cm" svg:y2="13.251cm">
          <text:p/>
        </draw:line>
        <draw:line draw:style-name="gr15" draw:text-style-name="P1" draw:layer="layout" svg:x1="13.284cm" svg:y1="11.751cm" svg:x2="13.284cm" svg:y2="13.255cm">
          <text:p/>
        </draw:line>
        <draw:line draw:style-name="gr15" draw:text-style-name="P1" draw:layer="layout" svg:x1="17.122cm" svg:y1="10.721cm" svg:x2="17.122cm" svg:y2="12.225cm">
          <text:p/>
        </draw:line>
        <draw:line draw:style-name="gr15" draw:text-style-name="P1" draw:layer="layout" svg:x1="10.689cm" svg:y1="14.156cm" svg:x2="10.695cm" svg:y2="14.735cm">
          <text:p/>
        </draw:line>
        <draw:frame draw:style-name="gr13" draw:text-style-name="P5" draw:layer="layout" svg:width="1.26cm" svg:height="0.735cm" draw:transform="rotate (1.57498511699939) translate (11.809cm 13.22cm)">
          <draw:text-box>
            <text:p><text:span text:style-name="T4">NOISE SEL</text:span></text:p>
          </draw:text-box>
        </draw:frame>
        <draw:frame draw:style-name="gr14" draw:text-style-name="P5" draw:layer="layout" svg:width="1.26cm" svg:height="0.493cm" draw:transform="rotate (0.316253660461313) translate (9.698cm 13.887cm)">
          <draw:text-box>
            <text:p><text:span text:style-name="T4">PINK</text:span></text:p>
          </draw:text-box>
        </draw:frame>
        <draw:frame draw:style-name="gr14" draw:text-style-name="P5" draw:layer="layout" svg:width="1.26cm" svg:height="0.493cm" draw:transform="rotate (0.471413430963579) translate (10.301cm 13.893cm)">
          <draw:text-box>
            <text:p><text:span text:style-name="T4">WHITE</text:span></text:p>
          </draw:text-box>
        </draw:frame>
        <draw:line draw:style-name="gr15" draw:text-style-name="P1" draw:layer="layout" svg:x1="12.575cm" svg:y1="13.269cm" svg:x2="13.209cm" svg:y2="14.094cm">
          <text:p/>
        </draw:line>
        <draw:line draw:style-name="gr15" draw:text-style-name="P1" draw:layer="layout" svg:x1="13.209cm" svg:y1="14.074cm" svg:x2="13.215cm" svg:y2="14.707cm">
          <text:p/>
        </draw:line>
        <draw:line draw:style-name="gr15" draw:text-style-name="P1" draw:layer="layout" svg:x1="13.689cm" svg:y1="14.158cm" svg:x2="13.695cm" svg:y2="14.737cm">
          <text:p/>
        </draw:line>
        <draw:line draw:style-name="gr15" draw:text-style-name="P1" draw:layer="layout" svg:x1="13.29cm" svg:y1="13.249cm" svg:x2="13.692cm" svg:y2="14.164cm">
          <text:p/>
        </draw:line>
        <draw:frame draw:style-name="gr14" draw:text-style-name="P5" draw:layer="layout" svg:width="1.26cm" svg:height="0.493cm" draw:transform="rotate (1.57498511699939) translate (12.659cm 13.2cm)">
          <draw:text-box>
            <text:p><text:span text:style-name="T4">A-440</text:span></text:p>
          </draw:text-box>
        </draw:frame>
        <draw:line draw:style-name="gr15" draw:text-style-name="P1" draw:layer="layout" svg:x1="14.004cm" svg:y1="11.76cm" svg:x2="15.704cm" svg:y2="10.754cm">
          <text:p/>
        </draw:line>
        <draw:line draw:style-name="gr15" draw:text-style-name="P1" draw:layer="layout" svg:x1="15.89cm" svg:y1="12.197cm" svg:x2="17.126cm" svg:y2="12.197cm">
          <text:p/>
        </draw:line>
        <draw:line draw:style-name="gr15" draw:text-style-name="P1" draw:layer="layout" svg:x1="14.879cm" svg:y1="12.998cm" svg:x2="15.915cm" svg:y2="12.183cm">
          <text:p/>
        </draw:line>
        <draw:line draw:style-name="gr15" draw:text-style-name="P1" draw:layer="layout" svg:x1="14.695cm" svg:y1="13.39cm" svg:x2="14.695cm" svg:y2="14.735cm">
          <text:p/>
        </draw:line>
        <draw:line draw:style-name="gr15" draw:text-style-name="P1" draw:layer="layout" svg:x1="15.195cm" svg:y1="13.4cm" svg:x2="15.195cm" svg:y2="14.735cm">
          <text:p/>
        </draw:line>
        <draw:frame draw:style-name="gr13" draw:text-style-name="P5" draw:layer="layout" svg:width="1.26cm" svg:height="0.735cm" draw:transform="rotate (1.57498511699939) translate (14.59cm 14.34cm)">
          <draw:text-box>
            <text:p><text:span text:style-name="T4">KYBRD GATE</text:span></text:p>
          </draw:text-box>
        </draw:frame>
        <draw:frame draw:style-name="gr14" draw:text-style-name="P5" draw:layer="layout" svg:width="0.924cm" svg:height="0.493cm" svg:x="13.289cm" svg:y="12.149cm">
          <draw:text-box>
            <text:p><text:span text:style-name="T4">ON</text:span></text:p>
          </draw:text-box>
        </draw:frame>
        <draw:frame draw:style-name="gr20" draw:text-style-name="P9" draw:layer="layout" svg:width="0.95cm" svg:height="0.649cm" draw:transform="rotate (1.57498511699939) translate (8.212cm 11.145cm)">
          <draw:text-box>
            <text:p><text:span text:style-name="T7">OSC MOD</text:span></text:p>
          </draw:text-box>
        </draw:frame>
        <draw:frame draw:style-name="gr20" draw:text-style-name="P9" draw:layer="layout" svg:width="1.04cm" svg:height="0.649cm" draw:transform="rotate (1.57498511699939) translate (8.901cm 11.25cm)">
          <draw:text-box>
            <text:p><text:span text:style-name="T7">OSC 3 CONT</text:span></text:p>
          </draw:text-box>
        </draw:frame>
        <draw:line draw:style-name="gr15" draw:text-style-name="P1" draw:layer="layout" svg:x1="6.654cm" svg:y1="6.28cm" svg:x2="8.715cm" svg:y2="6.28cm">
          <text:p/>
        </draw:line>
        <draw:line draw:style-name="gr15" draw:text-style-name="P1" draw:layer="layout" svg:x1="6.669cm" svg:y1="6.283cm" svg:x2="6.669cm" svg:y2="10.701cm">
          <text:p/>
        </draw:line>
        <draw:line draw:style-name="gr15" draw:text-style-name="P1" draw:layer="layout" svg:x1="6.655cm" svg:y1="10.68cm" svg:x2="8.31cm" svg:y2="10.68cm">
          <text:p/>
        </draw:line>
        <draw:line draw:style-name="gr15" draw:text-style-name="P1" draw:layer="layout" svg:x1="8.756cm" svg:y1="10.68cm" svg:x2="8.996cm" svg:y2="10.68cm">
          <text:p/>
        </draw:line>
        <draw:line draw:style-name="gr15" draw:text-style-name="P1" draw:layer="layout" svg:x1="9.456cm" svg:y1="10.68cm" svg:x2="9.535cm" svg:y2="10.68cm">
          <text:p/>
        </draw:line>
        <draw:line draw:style-name="gr15" draw:text-style-name="P1" draw:layer="layout" svg:x1="9.513cm" svg:y1="9.839cm" svg:x2="9.513cm" svg:y2="10.6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ndy Parks</meta:initial-creator>
    <meta:creation-date>2017-02-23T09:33:13.63</meta:creation-date>
    <dc:date>2017-11-02T12:01:09.98</dc:date>
    <dc:creator>Randy Parks</dc:creator>
    <meta:editing-duration>P1DT2H46M35S</meta:editing-duration>
    <meta:editing-cycles>67</meta:editing-cycles>
    <meta:generator>OpenOffice/4.1.3$Win32 OpenOffice.org_project/413m1$Build-9783</meta:generator>
    <meta:printed-by>Randy Parks</meta:printed-by>
    <meta:print-date>2017-10-20T11:29:10.16</meta:print-date>
    <meta:document-statistic meta:object-count="337"/>
  </office:meta>
</office:document-meta>
</file>